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>
            <text:p>name</text:p>
          </table:table-cell>
          <table:table-cell table:style-name="ce4"/>
          <table:table-cell table:style-name="ce7" office:value-type="string">
            <text:p>low_dropout</text:p>
          </table:table-cell>
          <table:table-cell table:style-name="ce7" table:number-columns-repeated="3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table:style-name="ce16" office:value-type="string">
            <text:p>1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2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3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4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7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8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9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0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 style:data-style-name="N2" text:time-value="0000-00-00T12:58:22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4-10T19:33:07</meta:creation-date>
    <dc:date>2013-01-16T13:01:34</dc:date>
    <dc:language>de-DE</dc:language>
    <meta:editing-cycles>6</meta:editing-cycles>
    <meta:editing-duration>PT30M38S</meta:editing-duration>
    <dc:creator>Don Blair</dc:creator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